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kkiReddy" svg:font-family="LakkiReddy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eMi" svg:font-family="SteMi" style:font-pitch="variable"/>
  </office:font-face-decls>
  <office:automatic-styles>
    <style:style style:name="P1" style:family="paragraph" style:parent-style-name="Standard">
      <style:text-properties style:font-name="SteMi" fo:font-size="96pt" officeooo:rsid="001cb355" officeooo:paragraph-rsid="001cb355" style:font-size-asian="96pt" style:font-size-complex="96pt"/>
    </style:style>
    <style:style style:name="T1" style:family="text">
      <style:text-properties officeooo:rsid="001cb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 gs ke gz 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kkiReddy" svg:font-family="LakkiReddy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eMi" svg:font-family="SteMi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4:33:03.064435400</meta:creation-date>
    <dc:date>2024-02-29T14:55:08.996542618</dc:date>
    <meta:editing-duration>PT11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13" meta:non-whitespace-character-count="9"/>
  </office:meta>
</office:document-meta>
</file>